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4.198cm" fo:min-width="5.048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333333" draw:textarea-horizontal-align="justify" draw:textarea-vertical-align="middle" draw:auto-grow-height="false" fo:min-height="0.246cm" fo:min-width="0cm"/>
    </style:style>
    <style:style style:name="gr4" style:family="graphic" style:parent-style-name="objectwithoutfill">
      <style:graphic-properties svg:stroke-width="0.212cm" svg:stroke-color="#800080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081cm" svg:stroke-color="#e8a202" draw:marker-start-width="0.295cm" draw:marker-end-width="0.295cm" draw:fill="solid" draw:fill-color="#000000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212cm" svg:stroke-color="#e8a202" draw:marker-start-width="0.48cm" draw:marker-end="Rounded_20_short_20_Arrow" draw:marker-end-width="0.48cm" draw:fill="solid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81cm" fo:min-width="0cm"/>
      <style:paragraph-properties style:writing-mode="lr-tb"/>
    </style:style>
    <style:style style:name="gr11" style:family="graphic" style:parent-style-name="objectwithoutfill">
      <style:graphic-properties svg:stroke-width="0.212cm" svg:stroke-color="#e8a202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9cm" fo:min-width="0cm"/>
      <style:paragraph-properties style:writing-mode="lr-tb"/>
    </style:style>
    <style:style style:name="P1" style:family="paragraph">
      <style:paragraph-properties fo:text-align="center"/>
      <style:text-properties style:font-name="Latin Modern Sans Demi Cond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atin Modern Sans Demi Cond" fo:font-size="32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Latin Modern Sans Demi Cond" fo:font-size="5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atin Modern Sans Demi Cond" fo:font-size="54pt"/>
    </style:style>
    <style:style style:name="P10" style:family="paragraph">
      <style:text-properties style:font-name="Latin Modern Sans Demi Cond" fo:font-size="54pt" style:font-size-asian="32pt" style:font-size-complex="32pt"/>
    </style:style>
    <style:style style:name="P11" style:family="paragraph">
      <loext:graphic-properties draw:fill="none" draw:fill-color="#ffffff"/>
      <style:text-properties fo:color="#e8a202" style:font-name="Latin Modern Sans Demi Cond" fo:font-size="54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e8a202" style:font-name="Latin Modern Sans Demi Cond" fo:font-size="5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8a202" style:font-name="Latin Modern Sans Demi Cond" fo:font-size="54pt"/>
    </style:style>
    <style:style style:name="P14" style:family="paragraph">
      <style:text-properties style:font-name="Latin Modern Sans Demi Cond" fo:font-size="40pt" style:font-size-asian="32pt" style:font-size-complex="32pt"/>
    </style:style>
    <style:style style:name="P15" style:family="paragraph">
      <loext:graphic-properties draw:fill="none" draw:fill-color="#ffffff"/>
      <style:text-properties fo:color="#e8a202" style:font-name="Latin Modern Sans Demi Cond" fo:font-size="40pt" style:font-size-asian="32pt" style:font-size-complex="32pt"/>
    </style:style>
    <style:style style:name="T1" style:family="text">
      <style:text-properties fo:color="#800080" style:font-name="Latin Modern Sans Demi Cond" fo:font-size="32pt" style:font-size-asian="16pt" style:font-size-complex="16pt"/>
    </style:style>
    <style:style style:name="T2" style:family="text">
      <style:text-properties fo:color="#e8a202" style:font-name="Latin Modern Sans Demi Cond" fo:font-size="32pt" style:font-size-asian="16pt" style:font-size-complex="16pt"/>
    </style:style>
    <style:style style:name="T3" style:family="text">
      <style:text-properties fo:color="#800080" style:font-name="Latin Modern Sans Demi Cond" style:font-size-asian="16pt" style:font-size-complex="16pt"/>
    </style:style>
    <style:style style:name="T4" style:family="text">
      <style:text-properties fo:color="#800080" style:text-position="33% 58%" style:font-name="Latin Modern Sans Demi Cond" style:font-size-asian="16pt" style:font-size-complex="16pt"/>
    </style:style>
    <style:style style:name="T5" style:family="text">
      <style:text-properties fo:color="#e8a202" style:font-name="Latin Modern Sans Demi Cond" style:font-size-asian="32pt" style:font-size-complex="32pt"/>
    </style:style>
    <style:style style:name="T6" style:family="text">
      <style:text-properties style:font-name="Latin Modern Sans Demi Cond" style:font-size-asian="16pt" style:font-size-complex="16pt"/>
    </style:style>
    <style:style style:name="T7" style:family="text">
      <style:text-properties style:text-position="33% 58%" style:font-name="Latin Modern Sans Demi Con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836cm" svg:height="3.427cm" svg:x="2.3cm" svg:y="11.2cm">
          <draw:text-box>
            <text:p text:style-name="P1"><text:span text:style-name="T1">β-decay</text:span></text:p>
            <text:p text:style-name="P1"><text:span text:style-name="T2">+Compton</text:span></text:p>
          </draw:text-box>
        </draw:frame>
        <draw:g>
          <draw:custom-shape draw:style-name="gr2" draw:text-style-name="P3" draw:layer="layout" svg:width="5.6cm" svg:height="14.5cm" svg:x="2.3cm" svg:y="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7cm" svg:height="0.7cm" svg:x="3.7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5" draw:layer="layout" svg:x1="4.4cm" svg:y1="6.9cm" svg:x2="9.5cm" svg:y2="2.5cm">
          <text:p/>
        </draw:line>
        <draw:g>
          <draw:g>
            <draw:g>
              <draw:g>
                <draw:g>
                  <draw:g>
                    <draw:path draw:style-name="gr5" draw:text-style-name="P6" draw:layer="layout" svg:width="0.217cm" svg:height="0.164cm" draw:transform="skewX (-0.745953722302376) rotate (-2.0004963886359) translate (4.7051979037988cm 7.49302925836682cm)" svg:viewBox="0 0 218 165" svg:d="M0 165c301-1 203-165 203-165">
                      <text:p/>
                    </draw:path>
                    <draw:path draw:style-name="gr5" draw:text-style-name="P6" draw:layer="layout" svg:width="0.221cm" svg:height="0.166cm" draw:transform="skewX (-0.77859137931467) rotate (1.15139370754066) translate (4.53483970886199cm 7.86895639368337cm)" svg:viewBox="0 0 222 167" svg:d="M0 167c299-2 209-167 209-167">
                      <text:p/>
                    </draw:path>
                    <draw:path draw:style-name="gr5" draw:text-style-name="P6" draw:layer="layout" svg:width="0.218cm" svg:height="0.164cm" draw:transform="skewX (-0.746302788152775) rotate (-2.00451064591549) translate (4.97281006952895cm 7.70615427893976cm)" svg:viewBox="0 0 219 165" svg:d="M0 165c303-1 203-165 203-165">
                      <text:p/>
                    </draw:path>
                    <draw:path draw:style-name="gr5" draw:text-style-name="P6" draw:layer="layout" svg:width="0.213cm" svg:height="0.165cm" draw:transform="skewX (-0.743510261349584) rotate (1.1698941976118) translate (4.80884806885258cm 8.07480130792443cm)" svg:viewBox="0 0 214 166" svg:d="M0 166c294 4 199-166 199-166">
                      <text:p/>
                    </draw:path>
                  </draw:g>
                </draw:g>
                <draw:g>
                  <draw:g>
                    <draw:path draw:style-name="gr5" draw:text-style-name="P6" draw:layer="layout" svg:width="0.218cm" svg:height="0.163cm" draw:transform="skewX (-0.749618913731564) rotate (-2.0011945203367) translate (5.2347729976826cm 7.93081671577221cm)" svg:viewBox="0 0 219 164" svg:d="M0 164c302 1 204-164 204-164">
                      <text:p/>
                    </draw:path>
                    <draw:path draw:style-name="gr5" draw:text-style-name="P6" draw:layer="layout" svg:width="0.219cm" svg:height="0.165cm" draw:transform="skewX (-0.771959128157092) rotate (1.16448367693062) translate (5.06658107351473cm 8.30820778728917cm)" svg:viewBox="0 0 220 166" svg:d="M0 166c295 3 208-166 208-166">
                      <text:p/>
                    </draw:path>
                    <draw:path draw:style-name="gr5" draw:text-style-name="P6" draw:layer="layout" svg:width="0.215cm" svg:height="0.163cm" draw:transform="skewX (-0.733910950463616) rotate (-1.99805292768311) translate (5.49939278602361cm 8.14699470151362cm)" svg:viewBox="0 0 216 164" svg:d="M0 164c300 1 200-164 200-164">
                      <text:p/>
                    </draw:path>
                    <draw:path draw:style-name="gr5" draw:text-style-name="P6" draw:layer="layout" svg:width="0.212cm" svg:height="0.165cm" draw:transform="skewX (-0.740194135770795) rotate (1.15453530019425) translate (5.33623598026483cm 8.50957729247499cm)" svg:viewBox="0 0 213 166" svg:d="M0 166c298 0 197-166 197-166">
                      <text:p/>
                    </draw:path>
                  </draw:g>
                </draw:g>
              </draw:g>
              <draw:g>
                <draw:g>
                  <draw:path draw:style-name="gr5" draw:text-style-name="P6" draw:layer="layout" svg:width="0.215cm" svg:height="0.164cm" draw:transform="skewX (-0.73548174679041) rotate (-2.00677957394308) translate (5.76725245161621cm 8.36994013021281cm)" svg:viewBox="0 0 216 165" svg:d="M0 165c303-3 199-165 199-165">
                    <text:p/>
                  </draw:path>
                  <draw:path draw:style-name="gr5" draw:text-style-name="P6" draw:layer="layout" svg:width="0.221cm" svg:height="0.166cm" draw:transform="skewX (-0.77859137931467) rotate (1.15139370754066) translate (5.59739001689476cm 8.74178169525892cm)" svg:viewBox="0 0 222 167" svg:d="M0 167c299-2 209-167 209-167">
                    <text:p/>
                  </draw:path>
                  <draw:path draw:style-name="gr5" draw:text-style-name="P6" draw:layer="layout" svg:width="0.219cm" svg:height="0.164cm" draw:transform="skewX (-0.749618913731564) rotate (-2.01864781285664) translate (6.03767571572835cm 8.58079911593009cm)" svg:viewBox="0 0 220 165" svg:d="M0 165c307-5 203-165 203-165">
                    <text:p/>
                  </draw:path>
                  <draw:path draw:style-name="gr5" draw:text-style-name="P6" draw:layer="layout" svg:width="0.214cm" svg:height="0.165cm" draw:transform="skewX (-0.750491578357562) rotate (1.16448367693062) translate (5.8698198072833cm 8.94856856777988cm)" svg:viewBox="0 0 215 166" svg:d="M0 166c295 3 201-166 201-166">
                    <text:p/>
                  </draw:path>
                </draw:g>
              </draw:g>
            </draw:g>
            <draw:line draw:style-name="gr6" draw:text-style-name="P5" draw:layer="layout" svg:x1="6.368cm" svg:y1="9.088cm" svg:x2="6.5cm" svg:y2="9.2cm">
              <text:p/>
            </draw:line>
          </draw:g>
          <draw:g>
            <draw:g>
              <draw:g>
                <draw:g>
                  <draw:g>
                    <draw:path draw:style-name="gr5" draw:text-style-name="P6" draw:layer="layout" svg:width="0.217cm" svg:height="0.164cm" draw:transform="skewX (-0.745953722302376) rotate (2.54294472015574) translate (6.58427104774608cm 9.57650898908385cm)" svg:viewBox="0 0 218 165" svg:d="M0 165c301-1 203-165 203-165">
                      <text:p/>
                    </draw:path>
                    <draw:path draw:style-name="gr5" draw:text-style-name="P6" draw:layer="layout" svg:width="0.221cm" svg:height="0.166cm" draw:transform="skewX (-0.77859137931467) rotate (-0.588350490847289) translate (6.24234120793285cm 9.34536593750163cm)" svg:viewBox="0 0 222 167" svg:d="M0 167c299-2 209-167 209-167">
                      <text:p/>
                    </draw:path>
                    <draw:path draw:style-name="gr5" draw:text-style-name="P6" draw:layer="layout" svg:width="0.218cm" svg:height="0.164cm" draw:transform="skewX (-0.746302788152775) rotate (2.53893046287615) translate (6.32918272745089cm 9.80447498323644cm)" svg:viewBox="0 0 219 165" svg:d="M0 165c303-1 203-165 203-165">
                      <text:p/>
                    </draw:path>
                    <draw:path draw:style-name="gr5" draw:text-style-name="P6" draw:layer="layout" svg:width="0.213cm" svg:height="0.165cm" draw:transform="skewX (-0.743510261349584) rotate (-0.569850000776149) translate (5.99335385147483cm 9.58086117394537cm)" svg:viewBox="0 0 214 166" svg:d="M0 166c294 4 199-166 199-166">
                      <text:p/>
                    </draw:path>
                  </draw:g>
                </draw:g>
                <draw:g>
                  <draw:g>
                    <draw:path draw:style-name="gr5" draw:text-style-name="P6" draw:layer="layout" svg:width="0.218cm" svg:height="0.163cm" draw:transform="skewX (-0.749618913731565) rotate (2.54224658845494) translate (6.0636711507695cm 10.0249322101502cm)" svg:viewBox="0 0 219 164" svg:d="M0 164c302 1 204-164 204-164">
                      <text:p/>
                    </draw:path>
                    <draw:path draw:style-name="gr5" draw:text-style-name="P6" draw:layer="layout" svg:width="0.219cm" svg:height="0.165cm" draw:transform="skewX (-0.771959128157092) rotate (-0.575260521457332) translate (5.71993396971807cm 9.79567843247395cm)" svg:viewBox="0 0 220 166" svg:d="M0 166c295 3 208-166 208-166">
                      <text:p/>
                    </draw:path>
                    <draw:path draw:style-name="gr5" draw:text-style-name="P6" draw:layer="layout" svg:width="0.215cm" svg:height="0.163cm" draw:transform="skewX (-0.733910950463615) rotate (2.54538818110853) translate (5.80607648691886cm 10.2494350899903cm)" svg:viewBox="0 0 216 164" svg:d="M0 164c300 1 200-164 200-164">
                      <text:p/>
                    </draw:path>
                    <draw:path draw:style-name="gr5" draw:text-style-name="P6" draw:layer="layout" svg:width="0.212cm" svg:height="0.165cm" draw:transform="skewX (-0.740194135770795) rotate (-0.585208898193699) translate (5.47609031511338cm 10.0276347181448cm)" svg:viewBox="0 0 213 166" svg:d="M0 166c298 0 197-166 197-166">
                      <text:p/>
                    </draw:path>
                  </draw:g>
                </draw:g>
              </draw:g>
              <draw:g>
                <draw:g>
                  <draw:path draw:style-name="gr5" draw:text-style-name="P6" draw:layer="layout" svg:width="0.215cm" svg:height="0.164cm" draw:transform="skewX (-0.73548174679041) rotate (2.53666153484856) translate (5.54126596334204cm 10.4759938047471cm)" svg:viewBox="0 0 216 165" svg:d="M0 165c303-3 199-165 199-165">
                    <text:p/>
                  </draw:path>
                  <draw:path draw:style-name="gr5" draw:text-style-name="P6" draw:layer="layout" svg:width="0.221cm" svg:height="0.166cm" draw:transform="skewX (-0.77859137931467) rotate (-0.588350490847289) translate (5.20328016461341cm 10.2460264242706cm)" svg:viewBox="0 0 222 167" svg:d="M0 167c299-2 209-167 209-167">
                    <text:p/>
                  </draw:path>
                  <draw:path draw:style-name="gr5" draw:text-style-name="P6" draw:layer="layout" svg:width="0.219cm" svg:height="0.164cm" draw:transform="skewX (-0.749618913731564) rotate (2.524793295935) translate (5.28793874163981cm 10.7071118965863cm)" svg:viewBox="0 0 220 165" svg:d="M0 165c307-5 203-165 203-165">
                    <text:p/>
                  </draw:path>
                  <draw:path draw:style-name="gr5" draw:text-style-name="P6" draw:layer="layout" svg:width="0.214cm" svg:height="0.165cm" draw:transform="skewX (-0.750491578357562) rotate (-0.575260521457332) translate (4.95362969031715cm 10.4798071805826cm)" svg:viewBox="0 0 215 166" svg:d="M0 166c295 3 201-166 201-166">
                    <text:p/>
                  </draw:path>
                </draw:g>
              </draw:g>
            </draw:g>
            <draw:line draw:style-name="gr6" draw:text-style-name="P5" draw:layer="layout" svg:x1="4.733cm" svg:y1="10.948cm" svg:x2="4.6cm" svg:y2="11.059cm">
              <text:p/>
            </draw:line>
          </draw:g>
        </draw:g>
        <draw:frame draw:style-name="gr7" draw:text-style-name="P7" draw:layer="layout" svg:width="0.502cm" svg:height="0.962cm" svg:x="9.8cm" svg:y="1.7cm">
          <draw:text-box>
            <text:p/>
          </draw:text-box>
        </draw:frame>
        <draw:frame draw:style-name="gr8" draw:text-style-name="P9" draw:layer="layout" svg:width="2cm" svg:height="2.931cm" svg:x="8.4cm" svg:y="-0.331cm">
          <draw:text-box>
            <text:p text:style-name="P8"><text:span text:style-name="T3">e</text:span><text:span text:style-name="T4">-</text:span></text:p>
          </draw:text-box>
        </draw:frame>
        <draw:frame draw:style-name="gr9" draw:text-style-name="P11" draw:layer="layout" svg:width="0.989cm" svg:height="2.931cm" svg:x="14.3cm" svg:y="4.569cm">
          <draw:text-box>
            <text:p text:style-name="P10"><text:span text:style-name="T5">x</text:span></text:p>
          </draw:text-box>
        </draw:frame>
        <draw:frame draw:style-name="gr10" draw:text-style-name="P13" draw:layer="layout" svg:width="1.8cm" svg:height="2.931cm" svg:x="8.9cm" svg:y="8.769cm">
          <draw:text-box>
            <text:p text:style-name="P12"><text:span text:style-name="T6">e</text:span><text:span text:style-name="T7">-</text:span></text:p>
          </draw:text-box>
        </draw:frame>
        <draw:line draw:style-name="gr11" draw:text-style-name="P5" draw:layer="layout" svg:x1="6.6cm" svg:y1="9.2cm" svg:x2="10.4cm" svg:y2="9.4cm">
          <text:p/>
        </draw:line>
        <draw:g>
          <draw:g>
            <draw:g>
              <draw:g>
                <draw:g>
                  <draw:path draw:style-name="gr5" draw:text-style-name="P6" draw:layer="layout" svg:width="0.217cm" svg:height="0.164cm" draw:transform="skewX (-0.745953722302376) rotate (-1.04929194629899) translate (11.8673217686196cm 9.85046967882464cm)" svg:viewBox="0 0 218 165" svg:d="M0 165c301-1 203-165 203-165">
                    <text:p/>
                  </draw:path>
                  <draw:path draw:style-name="gr5" draw:text-style-name="P6" draw:layer="layout" svg:width="0.221cm" svg:height="0.166cm" draw:transform="skewX (-0.77859137931467) rotate (2.10259814987757) translate (12.0744423759226cm 10.2074629276121cm)" svg:viewBox="0 0 222 167" svg:d="M0 167c299-2 209-167 209-167">
                    <text:p/>
                  </draw:path>
                  <draw:path draw:style-name="gr5" draw:text-style-name="P6" draw:layer="layout" svg:width="0.218cm" svg:height="0.164cm" draw:transform="skewX (-0.746302788152775) rotate (-1.05330620357858) translate (12.1962333308417cm 9.75636479118545cm)" svg:viewBox="0 0 219 165" svg:d="M0 165c303-1 203-165 203-165">
                    <text:p/>
                  </draw:path>
                  <draw:path draw:style-name="gr5" draw:text-style-name="P6" draw:layer="layout" svg:width="0.213cm" svg:height="0.165cm" draw:transform="skewX (-0.743510261349584) rotate (2.12109863994871) translate (12.401141379517cm 10.1039232197023cm)" svg:viewBox="0 0 214 166" svg:d="M0 166c294 4 199-166 199-166">
                    <text:p/>
                  </draw:path>
                </draw:g>
              </draw:g>
              <draw:g>
                <draw:g>
                  <draw:path draw:style-name="gr5" draw:text-style-name="P6" draw:layer="layout" svg:width="0.218cm" svg:height="0.163cm" draw:transform="skewX (-0.749618913731564) rotate (-1.04999007799979) translate (12.5312571537243cm 9.67355884724732cm)" svg:viewBox="0 0 219 164" svg:d="M0 164c302 1 204-164 204-164">
                    <text:p/>
                  </draw:path>
                  <draw:path draw:style-name="gr5" draw:text-style-name="P6" draw:layer="layout" svg:width="0.219cm" svg:height="0.165cm" draw:transform="skewX (-0.771959128157092) rotate (2.11568811926753) translate (12.7408275340444cm 10.0296386134634cm)" svg:viewBox="0 0 220 166" svg:d="M0 166c295 3 208-166 208-166">
                    <text:p/>
                  </draw:path>
                  <draw:path draw:style-name="gr5" draw:text-style-name="P6" draw:layer="layout" svg:width="0.215cm" svg:height="0.163cm" draw:transform="skewX (-0.733910950463615) rotate (-1.0468484853462) translate (12.8609164998726cm 9.58366296637441cm)" svg:viewBox="0 0 216 164" svg:d="M0 164c300 1 200-164 200-164">
                    <text:p/>
                  </draw:path>
                  <draw:path draw:style-name="gr5" draw:text-style-name="P6" draw:layer="layout" svg:width="0.212cm" svg:height="0.165cm" draw:transform="skewX (-0.740194135770795) rotate (2.10573974253116) translate (13.0613549745116cm 9.92704423612868cm)" svg:viewBox="0 0 213 166" svg:d="M0 166c298 0 197-166 197-166">
                    <text:p/>
                  </draw:path>
                </draw:g>
              </draw:g>
            </draw:g>
            <draw:g>
              <draw:g>
                <draw:g>
                  <draw:path draw:style-name="gr5" draw:text-style-name="P6" draw:layer="layout" svg:width="0.215cm" svg:height="0.164cm" draw:transform="skewX (-0.73548174679041) rotate (-1.05557513160617) translate (13.1979667326486cm 9.4950593252816cm)" svg:viewBox="0 0 216 165" svg:d="M0 165c303-3 199-165 199-165">
                    <text:p/>
                  </draw:path>
                  <draw:path draw:style-name="gr5" draw:text-style-name="P6" draw:layer="layout" svg:width="0.221cm" svg:height="0.166cm" draw:transform="skewX (-0.77859137931467) rotate (2.10259814987757) translate (13.4020491032155cm 9.84927646525258cm)" svg:viewBox="0 0 222 167" svg:d="M0 167c299-2 209-167 209-167">
                    <text:p/>
                  </draw:path>
                  <draw:path draw:style-name="gr5" draw:text-style-name="P6" draw:layer="layout" svg:width="0.219cm" svg:height="0.164cm" draw:transform="skewX (-0.749618913731564) rotate (-1.06744337051973) translate (13.5266658938688cm 9.39734998568758cm)" svg:viewBox="0 0 220 165" svg:d="M0 165c307-5 203-165 203-165">
                    <text:p/>
                  </draw:path>
                  <draw:path draw:style-name="gr5" draw:text-style-name="P6" draw:layer="layout" svg:width="0.214cm" svg:height="0.165cm" draw:transform="skewX (-0.750491578357562) rotate (2.11568811926753) translate (13.7285982896295cm 9.74756889330986cm)" svg:viewBox="0 0 215 166" svg:d="M0 166c295 3 201-166 201-166">
                    <text:p/>
                  </draw:path>
                </draw:g>
              </draw:g>
              <draw:g>
                <draw:g>
                  <draw:path draw:style-name="gr5" draw:text-style-name="P6" draw:layer="layout" svg:width="0.218cm" svg:height="0.163cm" draw:transform="skewX (-0.749618913731564) rotate (-1.04999007799979) translate (13.8588638810172cm 9.31537238488777cm)" svg:viewBox="0 0 219 164" svg:d="M0 164c302 1 204-164 204-164">
                    <text:p/>
                  </draw:path>
                  <draw:path draw:style-name="gr5" draw:text-style-name="P6" draw:layer="layout" svg:width="0.219cm" svg:height="0.165cm" draw:transform="skewX (-0.771959128157092) rotate (2.11568811926753) translate (14.0684342613372cm 9.67145215110385cm)" svg:viewBox="0 0 220 166" svg:d="M0 166c295 3 208-166 208-166">
                    <text:p/>
                  </draw:path>
                  <draw:path draw:style-name="gr5" draw:text-style-name="P6" draw:layer="layout" svg:width="0.216cm" svg:height="0.163cm" draw:transform="skewX (-0.737401608967604) rotate (-1.04929194629899) translate (14.1885702915661cm 9.22457732589359cm)" svg:viewBox="0 0 217 164" svg:d="M0 164c301 0 201-164 201-164">
                    <text:p/>
                  </draw:path>
                  <draw:path draw:style-name="gr5" draw:text-style-name="P6" draw:layer="layout" svg:width="0.214cm" svg:height="0.165cm" draw:transform="skewX (-0.747175452778772) rotate (2.10032922184998) translate (14.3887845491767cm 9.5706607796286cm)" svg:viewBox="0 0 215 166" svg:d="M0 166c300-1 198-166 198-166">
                    <text:p/>
                  </draw:path>
                </draw:g>
              </draw:g>
            </draw:g>
            <draw:g>
              <draw:g>
                <draw:g>
                  <draw:path draw:style-name="gr5" draw:text-style-name="P6" draw:layer="layout" svg:width="0.216cm" svg:height="0.164cm" draw:transform="skewX (-0.738448806518801) rotate (-1.04999007799979) translate (14.5238317850372cm 9.1360720905842cm)" svg:viewBox="0 0 217 165" svg:d="M0 165c301-1 201-165 201-165">
                    <text:p/>
                  </draw:path>
                  <draw:path draw:style-name="gr5" draw:text-style-name="P6" draw:layer="layout" svg:width="0.221cm" svg:height="0.166cm" draw:transform="skewX (-0.77859137931467) rotate (2.09701309627119) translate (14.7283016847677cm 9.49108337464619cm)" svg:viewBox="0 0 222 167" svg:d="M0 167c301-3 208-167 208-167">
                    <text:p/>
                  </draw:path>
                  <draw:path draw:style-name="gr5" draw:text-style-name="P6" draw:layer="layout" svg:width="0.22cm" svg:height="0.164cm" draw:transform="skewX (-0.753458638085952) rotate (-1.05330620357858) translate (14.8503588331234cm 9.03808060949551cm)" svg:viewBox="0 0 221 165" svg:d="M0 165c303-1 206-165 206-165">
                    <text:p/>
                  </draw:path>
                  <draw:path draw:style-name="gr5" draw:text-style-name="P6" draw:layer="layout" svg:width="0.213cm" svg:height="0.165cm" draw:transform="skewX (-0.743510261349585) rotate (2.12109863994871) translate (15.0563548341028cm 9.38755029498316cm)" svg:viewBox="0 0 214 166" svg:d="M0 166c294 4 199-166 199-166">
                    <text:p/>
                  </draw:path>
                </draw:g>
              </draw:g>
              <draw:g>
                <draw:g>
                  <draw:path draw:style-name="gr5" draw:text-style-name="P6" draw:layer="layout" svg:width="0.219cm" svg:height="0.164cm" draw:transform="skewX (-0.753109572235553) rotate (-1.05627326330697) translate (15.1874175609603cm 8.95625957403508cm)" svg:viewBox="0 0 220 165" svg:d="M0 165c304-2 204-165 204-165">
                    <text:p/>
                  </draw:path>
                  <draw:path draw:style-name="gr5" draw:text-style-name="P6" draw:layer="layout" svg:width="0.22cm" svg:height="0.165cm" draw:transform="skewX (-0.775275253735881) rotate (2.11568811926753) translate (15.3965990544842cm 9.31418643949448cm)" svg:viewBox="0 0 221 166" svg:d="M0 166c295 3 210-166 210-166">
                    <text:p/>
                  </draw:path>
                  <draw:path draw:style-name="gr5" draw:text-style-name="P6" draw:layer="layout" svg:width="0.215cm" svg:height="0.163cm" draw:transform="skewX (-0.730943890735225) rotate (-1.05557513160617) translate (15.5185857149341cm 8.86808438137329cm)" svg:viewBox="0 0 216 164" svg:d="M0 164c303-1 198-164 198-164">
                    <text:p/>
                  </draw:path>
                  <draw:path draw:style-name="gr5" draw:text-style-name="P6" draw:layer="layout" svg:width="0.212cm" svg:height="0.165cm" draw:transform="skewX (-0.740194135770795) rotate (2.10032922184998) translate (15.7153091920013cm 9.21062551585289cm)" svg:viewBox="0 0 213 166" svg:d="M0 166c300-1 196-166 196-166">
                    <text:p/>
                  </draw:path>
                </draw:g>
              </draw:g>
            </draw:g>
            <draw:g>
              <draw:g>
                <draw:path draw:style-name="gr5" draw:text-style-name="P6" draw:layer="layout" svg:width="0.216cm" svg:height="0.164cm" draw:transform="skewX (-0.739146938219598) rotate (-1.05330620357858) translate (15.8521072200396cm 8.77771490820904cm)" svg:viewBox="0 0 217 165" svg:d="M0 165c302-2 201-165 201-165">
                  <text:p/>
                </draw:path>
                <draw:path draw:style-name="gr5" draw:text-style-name="P6" draw:layer="layout" svg:width="0.22cm" svg:height="0.166cm" draw:transform="skewX (-0.775275253735881) rotate (2.10573974253116) translate (16.0574702951312cm 9.1319657625451cm)" svg:viewBox="0 0 221 167" svg:d="M0 167c298-1 208-167 208-167">
                  <text:p/>
                </draw:path>
                <draw:path draw:style-name="gr5" draw:text-style-name="P6" draw:layer="layout" svg:width="0.22cm" svg:height="0.163cm" draw:transform="skewX (-0.756251164889143) rotate (-1.04999007799979) translate (16.1767513647143cm 8.67914745370164cm)" svg:viewBox="0 0 221 164" svg:d="M0 164c302 1 207-164 207-164">
                  <text:p/>
                </draw:path>
                <draw:path draw:style-name="gr5" draw:text-style-name="P6" draw:layer="layout" svg:width="0.217cm" svg:height="0.166cm" draw:transform="skewX (-0.765152344074314) rotate (2.10032922184998) translate (16.3825357056496cm 9.03511753871448cm)" svg:viewBox="0 0 218 167" svg:d="M0 167c300-2 203-167 203-167">
                  <text:p/>
                </draw:path>
              </draw:g>
            </draw:g>
            <draw:path draw:style-name="gr5" draw:text-style-name="P6" draw:layer="layout" svg:width="0.216cm" svg:height="0.164cm" draw:transform="skewX (-0.742637596723587) rotate (-1.06185831691335) translate (16.5179075024185cm 8.60090111853193cm)" svg:viewBox="0 0 217 165" svg:d="M0 165c305-3 200-165 200-165">
              <text:p/>
            </draw:path>
            <draw:path draw:style-name="gr5" draw:text-style-name="P6" draw:layer="layout" svg:width="0.218cm" svg:height="0.165cm" draw:transform="skewX (-0.764977811149115) rotate (2.11568811926753) translate (16.7224845237772cm 8.95316008004573cm)" svg:viewBox="0 0 219 166" svg:d="M0 166c295 3 206-166 206-166">
              <text:p/>
            </draw:path>
            <draw:path draw:style-name="gr5" draw:text-style-name="P6" draw:layer="layout" svg:width="0.215cm" svg:height="0.163cm" draw:transform="skewX (-0.730594824884826) rotate (-1.04999007799979) translate (16.8449538266342cm 8.50996246006935cm)" svg:viewBox="0 0 216 164" svg:d="M0 164c301 0 199-164 199-164">
              <text:p/>
            </draw:path>
            <draw:path draw:style-name="gr5" draw:text-style-name="P6" draw:layer="layout" svg:width="0.212cm" svg:height="0.165cm" draw:transform="skewX (-0.736878010192006) rotate (2.10032922184998) translate (17.0424067557058cm 8.8515691192221cm)" svg:viewBox="0 0 213 166" svg:d="M0 166c300-1 195-166 195-166">
              <text:p/>
            </draw:path>
          </draw:g>
          <draw:line draw:style-name="gr6" draw:text-style-name="P5" draw:layer="layout" svg:x1="17.332cm" svg:y1="8.542cm" svg:x2="17.5cm" svg:y2="8.5cm">
            <text:p/>
          </draw:line>
        </draw:g>
        <draw:frame draw:style-name="gr12" draw:text-style-name="P15" draw:layer="layout" svg:width="2.677cm" svg:height="2.237cm" svg:x="5.2cm" svg:y="6.1cm">
          <draw:text-box>
            <text:p text:style-name="P14"><text:span text:style-name="T5"><text:s/></text:span><text:span text:style-name="T5">γ</text:span></text:p>
          </draw:text-box>
        </draw:frame>
        <draw:frame draw:style-name="gr12" draw:text-style-name="P15" draw:layer="layout" svg:width="2.677cm" svg:height="2.237cm" svg:x="3.423cm" svg:y="8.163cm">
          <draw:text-box>
            <text:p text:style-name="P14"><text:span text:style-name="T5"><text:s/></text:span><text:span text:style-name="T5">γ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9-03T09:18:05.186880666</meta:creation-date>
    <dc:date>2020-09-03T10:35:51.985399197</dc:date>
    <meta:editing-duration>PT52M21S</meta:editing-duration>
    <meta:editing-cycles>22</meta:editing-cycles>
    <meta:generator>LibreOffice/6.4.6.2$Linux_X86_64 LibreOffice_project/40$Build-2</meta:generator>
    <meta:document-statistic meta:object-count="109"/>
  </office:meta>
</office:document-meta>
</file>